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Arial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re is a breakdown using the Horse (low level) and the Red Dragon (high level)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Low ONLY!</text:p>
          </table:table-cell>
          <table:table-cell table:style-name="Table1.B1" office:value-type="string">
            <text:p text:style-name="P3">High ONLY!</text:p>
          </table:table-cell>
        </table:table-row>
        <table:table-row>
          <table:table-cell table:style-name="Table1.A2" office:value-type="string">
            <text:p text:style-name="P1">0-Walk <text:span text:style-name="T1">Frames=</text:span><text:span text:style-name="T2">5</text:span></text:p>
          </table:table-cell>
          <table:table-cell table:style-name="Table1.B2" office:value-type="string">
            <text:p text:style-name="P1">0-Walk <text:span text:style-name="T1">Frames=</text:span><text:span text:style-name="T2">10</text:span></text:p>
          </table:table-cell>
        </table:table-row>
        <table:table-row>
          <table:table-cell table:style-name="Table1.A2" office:value-type="string">
            <text:p text:style-name="P1">1-Run <text:span text:style-name="T1">Frames=</text:span><text:span text:style-name="T2">5</text:span></text:p>
          </table:table-cell>
          <table:table-cell table:style-name="Table1.B2" office:value-type="string">
            <text:p text:style-name="P1">1-Idle <text:span text:style-name="T1">Frames=</text:span><text:span text:style-name="T2">1</text:span><text:span text:style-name="T1"> (no movement)</text:span></text:p>
          </table:table-cell>
        </table:table-row>
        <table:table-row>
          <table:table-cell table:style-name="Table1.A2" office:value-type="string">
            <text:p text:style-name="P1">2-Idle <text:span text:style-name="T1">Frames=</text:span><text:span text:style-name="T2">1</text:span><text:span text:style-name="T1"> (no movement)</text:span></text:p>
          </table:table-cell>
          <table:table-cell table:style-name="Table1.B2" office:value-type="string">
            <text:p text:style-name="P1">2-Die1 <text:span text:style-name="T1">Frames=</text:span><text:span text:style-name="T2">4</text:span></text:p>
          </table:table-cell>
        </table:table-row>
        <table:table-row>
          <table:table-cell table:style-name="Table1.A2" office:value-type="string">
            <text:p text:style-name="P1">3-Eat <text:span text:style-name="T1">Frames=</text:span><text:span text:style-name="T2">5</text:span></text:p>
          </table:table-cell>
          <table:table-cell table:style-name="Table1.B2" office:value-type="string">
            <text:p text:style-name="P1">3-Die2 <text:span text:style-name="T1">Frames=</text:span><text:span text:style-name="T2">4</text:span></text:p>
          </table:table-cell>
        </table:table-row>
        <table:table-row>
          <table:table-cell table:style-name="Table1.A2" office:value-type="string">
            <text:p text:style-name="P1">4-Alert <text:span text:style-name="T1">Frames=</text:span><text:span text:style-name="T2">3</text:span></text:p>
          </table:table-cell>
          <table:table-cell table:style-name="Table1.B2" office:value-type="string">
            <text:p text:style-name="P1">4-Attack1 <text:span text:style-name="T1">Frames=</text:span><text:span text:style-name="T2">4</text:span></text:p>
          </table:table-cell>
        </table:table-row>
        <table:table-row>
          <table:table-cell table:style-name="Table1.A2" office:value-type="string">
            <text:p text:style-name="P1">5-Attack1 <text:span text:style-name="T1">Frames=</text:span><text:span text:style-name="T2">5</text:span></text:p>
          </table:table-cell>
          <table:table-cell table:style-name="Table1.B2" office:value-type="string">
            <text:p text:style-name="P1">5-Attack2 <text:span text:style-name="T1">Frames=</text:span><text:span text:style-name="T2">4</text:span></text:p>
          </table:table-cell>
        </table:table-row>
        <table:table-row>
          <table:table-cell table:style-name="Table1.A2" office:value-type="string">
            <text:p text:style-name="P1">6-Attack2 <text:span text:style-name="T1">Frames=</text:span><text:span text:style-name="T2">5</text:span></text:p>
          </table:table-cell>
          <table:table-cell table:style-name="Table1.B2" office:value-type="string">
            <text:p text:style-name="P1">6-Attack3 <text:span text:style-name="T1">Frames=</text:span><text:span text:style-name="T2">4</text:span></text:p>
          </table:table-cell>
        </table:table-row>
        <table:table-row>
          <table:table-cell table:style-name="Table1.A2" office:value-type="string">
            <text:p text:style-name="P1">7-GetHit <text:span text:style-name="T1">Frames=</text:span><text:span text:style-name="T2">5</text:span></text:p>
          </table:table-cell>
          <table:table-cell table:style-name="Table1.B2" office:value-type="string">
            <text:p text:style-name="P1">10-GetHit <text:span text:style-name="T1">Frames=</text:span><text:span text:style-name="T2">4</text:span></text:p>
          </table:table-cell>
        </table:table-row>
        <table:table-row>
          <table:table-cell table:style-name="Table1.A2" office:value-type="string">
            <text:p text:style-name="P1">8-Die1 <text:span text:style-name="T1">Frames=</text:span><text:span text:style-name="T2">6</text:span></text:p>
          </table:table-cell>
          <table:table-cell table:style-name="Table1.B2" office:value-type="string">
            <text:p text:style-name="P1">11-Pilage <text:span text:style-name="T1">Frames=</text:span><text:span text:style-name="T2">5</text:span></text:p>
          </table:table-cell>
        </table:table-row>
        <table:table-row>
          <table:table-cell table:style-name="Table1.A2" office:value-type="string">
            <text:p text:style-name="P1">9-Idle <text:span text:style-name="T1">Frames=</text:span><text:span text:style-name="T2">5</text:span></text:p>
          </table:table-cell>
          <table:table-cell table:style-name="Table1.B2" office:value-type="string">
            <text:p text:style-name="P1">12-Stomp <text:span text:style-name="T1">Frames=</text:span><text:span text:style-name="T2">15</text:span><text:span text:style-name="T1"> </text:span></text:p>
          </table:table-cell>
        </table:table-row>
        <table:table-row>
          <table:table-cell table:style-name="Table1.A2" office:value-type="string">
            <text:p text:style-name="P1">10-Fidget <text:span text:style-name="T1">Frames=</text:span><text:span text:style-name="T2">3</text:span></text:p>
          </table:table-cell>
          <table:table-cell table:style-name="Table1.B2" office:value-type="string">
            <text:p text:style-name="P4">15-BlockRight Frames=<text:span text:style-name="T4">3</text:span></text:p>
          </table:table-cell>
        </table:table-row>
        <table:table-row>
          <table:table-cell table:style-name="Table1.A2" office:value-type="string">
            <text:p text:style-name="P1">11-LieDown <text:span text:style-name="T1">Frames=</text:span><text:span text:style-name="T2">6</text:span><text:span text:style-name="T1"> (no movement)</text:span></text:p>
          </table:table-cell>
          <table:table-cell table:style-name="Table1.B2" office:value-type="string">
            <text:p text:style-name="P1"><text:span text:style-name="T3">16-BlockLeft Frames=</text:span><text:span text:style-name="T2">3</text:span></text:p>
          </table:table-cell>
        </table:table-row>
        <table:table-row>
          <table:table-cell table:style-name="Table1.A2" office:value-type="string">
            <text:p text:style-name="P1">12-Die2 <text:span text:style-name="T1">Frames=</text:span><text:span text:style-name="T2">6</text:span></text:p>
          </table:table-cell>
          <table:table-cell table:style-name="Table1.B2" office:value-type="string">
            <text:p text:style-name="P1"><text:span text:style-name="T3">17-Idle Frames=</text:span><text:span text:style-name="T2">5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pan text:style-name="T3">18-Fidget Frames=</text:span><text:span text:style-name="T2">5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5"><text:span text:style-name="T3">19-Fly Frames=</text:span><text:span text:style-name="T1">10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"><text:span text:style-name="T3">20-TakeOff Frames=</text:span><text:span text:style-name="T2">3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">21-GetHitInAir <text:span text:style-name="T1">Frames=</text:span><text:span text:style-name="T2">7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"><text:span text:style-name="T2"/></text:p>
          </table:table-cell>
        </table:table-row>
        <table:table-row>
          <table:table-cell table:style-name="Table1.A2" office:value-type="string">
            <text:p text:style-name="P3">60 per / 300 frames total</text:p>
          </table:table-cell>
          <table:table-cell table:style-name="Table1.B2" office:value-type="string">
            <text:p text:style-name="P3">91 / 455 frames total</text:p>
          </table:table-cell>
        </table:table-row>
        <table:table-row>
          <table:table-cell table:style-name="Table1.B2" table:number-columns-spanned="2" office:value-type="string">
            <text:p text:style-name="P7">***Note: this is the number of frames ~per~ animation type/direction***</text:p>
            <text:p text:style-name="P7">Ex: 0-Walk Frames=5</text:p>
            <text:p text:style-name="P7">means there is a total of 5 frames in each direction of walk</text:p>
            <text:p text:style-name="P7">walkdown =5</text:p>
            <text:p text:style-name="P7">walkDL =5</text:p>
            <text:p text:style-name="P7">etc.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1:52:54.38</meta:creation-date>
    <meta:document-statistic meta:table-count="1" meta:image-count="0" meta:object-count="0" meta:page-count="1" meta:paragraph-count="41" meta:word-count="127" meta:character-count="875"/>
    <dc:date>2013-10-06T11:53:17.24</dc:date>
    <meta:editing-duration>PT23S</meta:editing-duration>
    <meta:editing-cycles>1</meta:editing-cycles>
    <meta:generator>OpenOffice/4.0.0$Win32 OpenOffice.org_project/400m3$Build-9702</meta:generator>
  </office:meta>
</office:document-meta>
</file>